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4fc1ff"/>
    </style:style>
    <style:style style:name="T8" style:family="text">
      <style:text-properties fo:color="#808080"/>
    </style:style>
    <style:style style:name="T9" style:family="text">
      <style:text-properties fo:color="#6a9955"/>
    </style:style>
    <style:style style:name="T10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 <text:span text:style-name="T1">from</text:span> <text:span text:style-name="T3">'react'</text:span>;</text:p>
      <text:p text:style-name="P1"><text:span text:style-name="T1">import</text:span> { <text:span text:style-name="T2">Link</text:span> } <text:span text:style-name="T1">from</text:span> <text:span text:style-name="T3">'react-router-dom'</text:span>;</text:p>
      <text:p text:style-name="P3"/>
      <text:p text:style-name="P1"><text:span text:style-name="T1">import</text:span> <text:span text:style-name="T3">'./styles/BadgesList.css'</text:span>;</text:p>
      <text:p text:style-name="P3"/>
      <text:p text:style-name="P1"><text:span text:style-name="T4">class</text:span> <text:span text:style-name="T5">BadgesListItem</text:span> <text:span text:style-name="T4">extends</text:span> <text:span text:style-name="T5">React</text:span>.<text:span text:style-name="T5">Component</text:span> {</text:p>
      <text:p text:style-name="P1"><text:span text:style-name="T6">render</text:span>() {</text:p>
      <text:p text:style-name="P1"><text:span text:style-name="T2">console</text:span>.<text:span text:style-name="T6">log</text:span>(<text:span text:style-name="T4">this</text:span>.<text:span text:style-name="T7">props</text:span>)</text:p>
      <text:p text:style-name="P3"/>
      <text:p text:style-name="P1"><text:span text:style-name="T1">return</text:span> (</text:p>
      <text:p text:style-name="P1"><text:span text:style-name="T8">&lt;</text:span><text:span text:style-name="T4">div</text:span> <text:span text:style-name="T2">className</text:span>=<text:span text:style-name="T3">"BadgesListItem"</text:span><text:span text:style-name="T8">&gt;</text:span></text:p>
      <text:p text:style-name="P1"><text:span text:style-name="T4">{</text:span> <text:span text:style-name="T8">&lt;</text:span><text:span text:style-name="T4">img</text:span></text:p>
      <text:p text:style-name="P1"><text:span text:style-name="T2">className</text:span>=<text:span text:style-name="T3">"BadgesListItem__avatar"</text:span></text:p>
      <text:p text:style-name="P2">//src={this.props.badge.avatarUrl}</text:p>
      <text:p text:style-name="P2">//alt={`${this.props.badge.firstName} ${this.props.badge.lastName}`}</text:p>
      <text:p text:style-name="P3"/>
      <text:p text:style-name="P1"><text:span text:style-name="T2">src</text:span>=<text:span text:style-name="T4">{this</text:span>.<text:span text:style-name="T7">props</text:span>.<text:span text:style-name="T2">character</text:span>.<text:span text:style-name="T2">image</text:span><text:span text:style-name="T4">}</text:span></text:p>
      <text:p text:style-name="P1"><text:span text:style-name="T2">alt</text:span>=<text:span text:style-name="T4">{</text:span><text:span text:style-name="T3">`</text:span><text:span text:style-name="T4">${this</text:span>.<text:span text:style-name="T7">props</text:span>.<text:span text:style-name="T2">character</text:span>.<text:span text:style-name="T2">name</text:span><text:span text:style-name="T4">}</text:span><text:span text:style-name="T3"> `</text:span><text:span text:style-name="T4">}</text:span></text:p>
      <text:p text:style-name="P1"><text:span text:style-name="T8">/&gt;</text:span> <text:span text:style-name="T4">}</text:span></text:p>
      <text:p text:style-name="P3"/>
      <text:p text:style-name="P1"><text:span text:style-name="T8">&lt;</text:span><text:span text:style-name="T4">div</text:span><text:span text:style-name="T8">&gt;</text:span></text:p>
      <text:p text:style-name="P1"><text:span text:style-name="T8">&lt;</text:span><text:span text:style-name="T4">strong</text:span><text:span text:style-name="T8">&gt;</text:span></text:p>
      <text:p text:style-name="P1"><text:span text:style-name="T4">{this</text:span>.<text:span text:style-name="T7">props</text:span>.<text:span text:style-name="T2">character</text:span>.<text:span text:style-name="T2">name</text:span><text:span text:style-name="T4">}</text:span> </text:p>
      <text:p text:style-name="P1"><text:span text:style-name="T8">&lt;/</text:span><text:span text:style-name="T4">strong</text:span><text:span text:style-name="T8">&gt;</text:span></text:p>
      <text:p text:style-name="P1"><text:span text:style-name="T4">{</text:span><text:span text:style-name="T9">/* &lt;br /&gt;@{this.props.badge.twitter}</text:span></text:p>
      <text:p text:style-name="P2">&lt;br /&gt;</text:p>
      <text:p text:style-name="P1"><text:span text:style-name="T9">{this.props.badge.jobTitle} */</text:span><text:span text:style-name="T4">}</text:span></text:p>
      <text:p text:style-name="P1"><text:span text:style-name="T8">&lt;/</text:span><text:span text:style-name="T4">div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1">);</text:p>
      <text:p text:style-name="P1">}</text:p>
      <text:p text:style-name="P1">}</text:p>
      <text:p text:style-name="P3"/>
      <text:p text:style-name="P1"><text:span text:style-name="T4">class</text:span> <text:span text:style-name="T5">BadgesList</text:span> <text:span text:style-name="T4">extends</text:span> <text:span text:style-name="T5">React</text:span>.<text:span text:style-name="T5">Component</text:span> {</text:p>
      <text:p text:style-name="P1"><text:span text:style-name="T6">render</text:span>() {</text:p>
      <text:p text:style-name="P1"><text:span text:style-name="T1">if</text:span>(<text:span text:style-name="T4">this</text:span>.<text:span text:style-name="T7">props</text:span>.<text:span text:style-name="T2">badges</text:span>.<text:span text:style-name="T2">length</text:span>===<text:span text:style-name="T10">0</text:span>){</text:p>
      <text:p text:style-name="P1"><text:span text:style-name="T1">return</text:span>(</text:p>
      <text:p text:style-name="P1"><text:span text:style-name="T8">&lt;</text:span><text:span text:style-name="T4">div</text:span><text:span text:style-name="T8">&gt;</text:span></text:p>
      <text:p text:style-name="P1"><text:span text:style-name="T8">&lt;</text:span><text:span text:style-name="T4">h3</text:span><text:span text:style-name="T8">&gt;</text:span>No badges were found<text:span text:style-name="T8">&lt;/</text:span><text:span text:style-name="T4">h3</text:span><text:span text:style-name="T8">&gt;</text:span></text:p>
      <text:p text:style-name="P1"><text:span text:style-name="T8">&lt;</text:span><text:span text:style-name="T5">Link</text:span> <text:span text:style-name="T2">className</text:span>=<text:span text:style-name="T3">"btn btn-primary"</text:span> <text:span text:style-name="T2">to</text:span>=<text:span text:style-name="T3">"/badges/new"</text:span><text:span text:style-name="T8">&gt;</text:span></text:p>
      <text:p text:style-name="P1">Create New Badge</text:p>
      <text:p text:style-name="P1"><text:span text:style-name="T8">&lt;/</text:span><text:span text:style-name="T5">Link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1">)</text:p>
      <text:p text:style-name="P1">}</text:p>
      <text:p text:style-name="P2">//console.log(this.props.badges)</text:p>
      <text:p text:style-name="P1"><text:span text:style-name="T1">return</text:span> (</text:p>
      <text:p text:style-name="P1"><text:soft-page-break/><text:span text:style-name="T8">&lt;</text:span><text:span text:style-name="T4">div</text:span> <text:span text:style-name="T2">className</text:span>=<text:span text:style-name="T3">"BadgesList"</text:span><text:span text:style-name="T8">&gt;</text:span></text:p>
      <text:p text:style-name="P1"><text:span text:style-name="T8">&lt;</text:span><text:span text:style-name="T4">ul</text:span> <text:span text:style-name="T2">className</text:span>=<text:span text:style-name="T3">"list-unstyled"</text:span><text:span text:style-name="T8">&gt;</text:span></text:p>
      <text:p text:style-name="P1"><text:span text:style-name="T4">{this</text:span>.<text:span text:style-name="T7">props</text:span>.<text:span text:style-name="T2">badges</text:span>.<text:span text:style-name="T2">results</text:span>.<text:span text:style-name="T6">map</text:span>(<text:span text:style-name="T2">character</text:span> <text:span text:style-name="T4">=&gt;</text:span> {</text:p>
      <text:p text:style-name="P1"><text:span text:style-name="T1">return</text:span> (</text:p>
      <text:p text:style-name="P1"><text:span text:style-name="T8">&lt;</text:span><text:span text:style-name="T4">li</text:span> <text:span text:style-name="T2">key</text:span>=<text:span text:style-name="T4">{</text:span><text:span text:style-name="T2">character</text:span>.<text:span text:style-name="T2">id</text:span><text:span text:style-name="T4">}</text:span><text:span text:style-name="T8">&gt;</text:span></text:p>
      <text:p text:style-name="P1"><text:span text:style-name="T8">&lt;</text:span><text:span text:style-name="T5">BadgesListItem</text:span> <text:span text:style-name="T2">character</text:span>=<text:span text:style-name="T4">{</text:span><text:span text:style-name="T2">character</text:span><text:span text:style-name="T4">}</text:span> <text:span text:style-name="T8">/&gt;</text:span></text:p>
      <text:p text:style-name="P1"><text:span text:style-name="T8">&lt;/</text:span><text:span text:style-name="T4">li</text:span><text:span text:style-name="T8">&gt;</text:span></text:p>
      <text:p text:style-name="P1">);</text:p>
      <text:p text:style-name="P1">})<text:span text:style-name="T4">}</text:span></text:p>
      <text:p text:style-name="P1"><text:span text:style-name="T8">&lt;/</text:span><text:span text:style-name="T4">ul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1">);</text:p>
      <text:p text:style-name="P1">}</text:p>
      <text:p text:style-name="P1">}</text:p>
      <text:p text:style-name="P3"/>
      <text:p text:style-name="P1"><text:span text:style-name="T1">export</text:span> <text:span text:style-name="T1">default</text:span> <text:span text:style-name="T5">BadgesList</text:span>;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mport</text:span> <text:span text:style-name="T2">React</text:span> <text:span text:style-name="T1">from</text:span> <text:span text:style-name="T3">"react"</text:span></text:p>
      <text:p text:style-name="P1"><text:span text:style-name="T1">import</text:span> <text:span text:style-name="T3">"./styles/Badges.css"</text:span></text:p>
      <text:p text:style-name="P1"><text:span text:style-name="T1">import</text:span> <text:span text:style-name="T2">confLogo</text:span> <text:span text:style-name="T1">from</text:span> <text:span text:style-name="T3">"../images/arbol.png"</text:span></text:p>
      <text:p text:style-name="P1"><text:span text:style-name="T1">import</text:span> <text:span text:style-name="T2">BadgesList</text:span> <text:span text:style-name="T1">from</text:span> <text:span text:style-name="T3">"../components/BadgesList"</text:span></text:p>
      <text:p text:style-name="P1"><text:span text:style-name="T1">import</text:span> { <text:span text:style-name="T2">Link</text:span> } <text:span text:style-name="T1">from</text:span> <text:span text:style-name="T3">"react-router-dom"</text:span></text:p>
      <text:p text:style-name="P2">//import api from "../api"</text:p>
      <text:p text:style-name="P1"><text:span text:style-name="T1">import</text:span> <text:span text:style-name="T2">PageLoading</text:span> <text:span text:style-name="T1">from</text:span> <text:span text:style-name="T3">"../components/PageLoading"</text:span></text:p>
      <text:p text:style-name="P1"><text:span text:style-name="T1">import</text:span> <text:span text:style-name="T2">PageError</text:span> <text:span text:style-name="T1">from</text:span> <text:span text:style-name="T3">"../components/PageError"</text:span></text:p>
      <text:p text:style-name="P5"/>
      <text:p text:style-name="P1"><text:span text:style-name="T4">class</text:span> <text:span text:style-name="T5">Badges</text:span> <text:span text:style-name="T4">extends</text:span> <text:span text:style-name="T5">React</text:span>.<text:span text:style-name="T5">Component</text:span>{</text:p>
      <text:p text:style-name="P1"><text:span text:style-name="T2">state</text:span>={</text:p>
      <text:p text:style-name="P1"><text:span text:style-name="T2">loading:</text:span> <text:span text:style-name="T4">true</text:span>,</text:p>
      <text:p text:style-name="P1"><text:span text:style-name="T2">error:</text:span> <text:span text:style-name="T4">null</text:span>,</text:p>
      <text:p text:style-name="P1"><text:span text:style-name="T2">results:</text:span> [],</text:p>
      <text:p text:style-name="P1"><text:span text:style-name="T2">data:</text:span> {},</text:p>
      <text:p text:style-name="P1">}</text:p>
      <text:p text:style-name="P3"/>
      <text:p text:style-name="P1"><text:span text:style-name="T6">componentDidMount</text:span>(){</text:p>
      <text:p text:style-name="P1"><text:span text:style-name="T4">this</text:span>.<text:span text:style-name="T6">fetchCharacters</text:span>()</text:p>
      <text:p text:style-name="P3"/>
      <text:p text:style-name="P1">}</text:p>
      <text:p text:style-name="P3"/>
      <text:p text:style-name="P1"><text:span text:style-name="T6">fetchCharacters</text:span> = <text:span text:style-name="T4">async</text:span> ()<text:span text:style-name="T4">=&gt;</text:span>{</text:p>
      <text:p text:style-name="P1"><text:span text:style-name="T4">this</text:span>.<text:span text:style-name="T6">setState</text:span>({<text:span text:style-name="T2">loading:</text:span> <text:span text:style-name="T4">true</text:span>, <text:span text:style-name="T2">error:</text:span> <text:span text:style-name="T4">null</text:span>})</text:p>
      <text:p text:style-name="P3"><text:soft-page-break/></text:p>
      <text:p text:style-name="P1"><text:span text:style-name="T1">try</text:span>{</text:p>
      <text:p text:style-name="P2">//const data = await api.badges.list();</text:p>
      <text:p text:style-name="P1"><text:span text:style-name="T4">const</text:span> <text:span text:style-name="T7">response</text:span> = <text:span text:style-name="T1">await</text:span> <text:span text:style-name="T6">fetch</text:span>(<text:span text:style-name="T3">'https://rickandmortyapi.com/api/character'</text:span>);</text:p>
      <text:p text:style-name="P1"><text:span text:style-name="T4">const</text:span> <text:span text:style-name="T7">data</text:span> = <text:span text:style-name="T1">await</text:span> <text:span text:style-name="T7">response</text:span>.<text:span text:style-name="T6">json</text:span>()</text:p>
      <text:p text:style-name="P1"><text:span text:style-name="T4">this</text:span>.<text:span text:style-name="T6">setState</text:span>({<text:span text:style-name="T2">loading:</text:span> <text:span text:style-name="T4">false</text:span>, <text:span text:style-name="T2">data:</text:span> <text:span text:style-name="T7">data</text:span>})</text:p>
      <text:p text:style-name="P1">}<text:span text:style-name="T1">catch</text:span>(<text:span text:style-name="T2">error</text:span>){</text:p>
      <text:p text:style-name="P1"><text:span text:style-name="T4">this</text:span>.<text:span text:style-name="T6">setState</text:span>({<text:span text:style-name="T2">loading:</text:span> <text:span text:style-name="T4">false</text:span>, <text:span text:style-name="T2">error:</text:span> <text:span text:style-name="T2">error</text:span>})</text:p>
      <text:p text:style-name="P3"/>
      <text:p text:style-name="P1">}</text:p>
      <text:p text:style-name="P1">}</text:p>
      <text:p text:style-name="P3"/>
      <text:p text:style-name="P3"/>
      <text:p text:style-name="P1"><text:span text:style-name="T6">render</text:span>(){</text:p>
      <text:p text:style-name="P3"/>
      <text:p text:style-name="P1"><text:span text:style-name="T1">if</text:span>(<text:span text:style-name="T4">this</text:span>.<text:span text:style-name="T2">state</text:span>.<text:span text:style-name="T2">loading</text:span>===<text:span text:style-name="T4">true</text:span>){</text:p>
      <text:p text:style-name="P1"><text:span text:style-name="T1">return</text:span> <text:span text:style-name="T8">&lt;</text:span><text:span text:style-name="T5">PageLoading</text:span> <text:span text:style-name="T8">/&gt;</text:span></text:p>
      <text:p text:style-name="P1">}</text:p>
      <text:p text:style-name="P3"/>
      <text:p text:style-name="P1"><text:span text:style-name="T1">if</text:span>(<text:span text:style-name="T4">this</text:span>.<text:span text:style-name="T2">state</text:span>.<text:span text:style-name="T2">error</text:span>){</text:p>
      <text:p text:style-name="P1"><text:span text:style-name="T1">return</text:span> <text:span text:style-name="T8">&lt;</text:span><text:span text:style-name="T5">PageError</text:span> <text:span text:style-name="T2">error</text:span>=<text:span text:style-name="T4">{this</text:span>.<text:span text:style-name="T2">state</text:span>.<text:span text:style-name="T2">error</text:span><text:span text:style-name="T4">}</text:span> <text:span text:style-name="T8">/&gt;</text:span></text:p>
      <text:p text:style-name="P1">}</text:p>
      <text:p text:style-name="P3"/>
      <text:p text:style-name="P1"><text:span text:style-name="T1">return</text:span>(</text:p>
      <text:p text:style-name="P1"><text:span text:style-name="T8">&lt;</text:span><text:span text:style-name="T5">React.Fragment</text:span><text:span text:style-name="T8">&gt;</text:span></text:p>
      <text:p text:style-name="P3"/>
      <text:p text:style-name="P1"><text:span text:style-name="T8">&lt;</text:span><text:span text:style-name="T4">div</text:span> <text:span text:style-name="T2">className</text:span>=<text:span text:style-name="T3">"Badges"</text:span><text:span text:style-name="T8">&gt;</text:span></text:p>
      <text:p text:style-name="P1"><text:span text:style-name="T8">&lt;</text:span><text:span text:style-name="T4">div</text:span> <text:span text:style-name="T2">className</text:span>=<text:span text:style-name="T3">"Badges_hero"</text:span><text:span text:style-name="T8">&gt;</text:span></text:p>
      <text:p text:style-name="P1"><text:span text:style-name="T8">&lt;</text:span><text:span text:style-name="T4">div</text:span> <text:span text:style-name="T2">className</text:span>=<text:span text:style-name="T3">"Badges_container"</text:span><text:span text:style-name="T8">&gt;</text:span></text:p>
      <text:p text:style-name="P1"><text:span text:style-name="T8">&lt;</text:span><text:span text:style-name="T4">img</text:span> <text:span text:style-name="T2">className</text:span>=<text:span text:style-name="T3">"Badges_conf-logo"</text:span> </text:p>
      <text:p text:style-name="P1"><text:span text:style-name="T2">id</text:span>=<text:span text:style-name="T3">"Badge_logo"</text:span> </text:p>
      <text:p text:style-name="P1"><text:span text:style-name="T2">src</text:span>=<text:span text:style-name="T4">{</text:span><text:span text:style-name="T2">confLogo</text:span><text:span text:style-name="T4">}</text:span> <text:span text:style-name="T2">alt</text:span>=<text:span text:style-name="T3">"Conf Logo"</text:span> <text:span text:style-name="T8">/&gt;</text:span></text:p>
      <text:p text:style-name="P1"><text:span text:style-name="T8">&lt;/</text:span><text:span text:style-name="T4">div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3"/>
      <text:p text:style-name="P1"><text:span text:style-name="T8">&lt;</text:span><text:span text:style-name="T4">div</text:span> <text:span text:style-name="T2">className</text:span>=<text:span text:style-name="T3">"Badge_container"</text:span><text:span text:style-name="T8">&gt;</text:span></text:p>
      <text:p text:style-name="P1"><text:span text:style-name="T8">&lt;</text:span><text:span text:style-name="T4">div</text:span> <text:span text:style-name="T2">className</text:span>=<text:span text:style-name="T3">"Badges_buttons"</text:span><text:span text:style-name="T8">&gt;</text:span></text:p>
      <text:p text:style-name="P1"><text:span text:style-name="T8">&lt;</text:span><text:span text:style-name="T5">Link</text:span> <text:span text:style-name="T2">to</text:span>=<text:span text:style-name="T3">"/badges/new"</text:span> <text:span text:style-name="T2">className</text:span>=<text:span text:style-name="T3">"btn btn-primary"</text:span><text:span text:style-name="T8">&gt;</text:span></text:p>
      <text:p text:style-name="P1">New Badge</text:p>
      <text:p text:style-name="P1"><text:span text:style-name="T8">&lt;/</text:span><text:span text:style-name="T5">Link</text:span><text:span text:style-name="T8">&gt;</text:span></text:p>
      <text:p text:style-name="P1"><text:span text:style-name="T8">&lt;/</text:span><text:span text:style-name="T4">div</text:span><text:span text:style-name="T8">&gt;</text:span></text:p>
      <text:p text:style-name="P3"/>
      <text:p text:style-name="P1"><text:span text:style-name="T8">&lt;</text:span><text:span text:style-name="T4">div</text:span> <text:span text:style-name="T2">className</text:span>=<text:span text:style-name="T3">"Badges_list"</text:span><text:span text:style-name="T8">&gt;</text:span></text:p>
      <text:p text:style-name="P1"><text:span text:style-name="T8">&lt;</text:span><text:span text:style-name="T4">div</text:span> <text:span text:style-name="T2">className</text:span>=<text:span text:style-name="T3">"Badges_container"</text:span><text:span text:style-name="T8">&gt;</text:span></text:p>
      <text:p text:style-name="P1"><text:span text:style-name="T8">&lt;</text:span><text:span text:style-name="T5">BadgesList</text:span> <text:span text:style-name="T2">badges</text:span>=<text:span text:style-name="T4">{this</text:span>.<text:span text:style-name="T2">state</text:span>.<text:span text:style-name="T2">data</text:span><text:span text:style-name="T4">}</text:span> <text:span text:style-name="T8">/&gt;</text:span></text:p>
      <text:p text:style-name="P1"><text:span text:style-name="T8">&lt;/</text:span><text:span text:style-name="T4">div</text:span><text:span text:style-name="T8">&gt;</text:span></text:p>
      <text:p text:style-name="P1"><text:soft-page-break/><text:span text:style-name="T8">&lt;/</text:span><text:span text:style-name="T4">div</text:span><text:span text:style-name="T8">&gt;</text:span></text:p>
      <text:p text:style-name="P5"/>
      <text:p text:style-name="P1"><text:span text:style-name="T8">&lt;/</text:span><text:span text:style-name="T4">div</text:span><text:span text:style-name="T8">&gt;</text:span></text:p>
      <text:p text:style-name="P3"/>
      <text:p text:style-name="P1"><text:span text:style-name="T8">&lt;/</text:span><text:span text:style-name="T5">React.Fragment</text:span><text:span text:style-name="T8">&gt;</text:span></text:p>
      <text:p text:style-name="P1">)</text:p>
      <text:p text:style-name="P1">}</text:p>
      <text:p text:style-name="P1">}</text:p>
      <text:p text:style-name="P4"><text:line-break/><text:line-break/></text:p>
      <text:p text:style-name="P1"><text:span text:style-name="T1">export</text:span> <text:span text:style-name="T1">default</text:span> <text:span text:style-name="T5">Badge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1:54:00.222266451</meta:creation-date>
    <dc:date>2021-09-08T01:59:06.721738644</dc:date>
    <meta:editing-duration>PT5M7S</meta:editing-duration>
    <meta:editing-cycles>1</meta:editing-cycles>
    <meta:document-statistic meta:table-count="0" meta:image-count="0" meta:object-count="0" meta:page-count="4" meta:paragraph-count="121" meta:word-count="247" meta:character-count="2457" meta:non-whitespace-character-count="2324"/>
    <meta:generator>LibreOffice/6.4.7.2$Linux_X86_64 LibreOffice_project/40$Build-2</meta:generator>
  </office:meta>
</office:document-meta>
</file>